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850" officeooo:paragraph-rsid="0008f850"/>
    </style:style>
    <style:style style:name="P2" style:family="paragraph" style:parent-style-name="Standard">
      <style:text-properties fo:font-weight="bold" officeooo:rsid="0008f850" officeooo:paragraph-rsid="0008f850" style:font-weight-asian="bold" style:font-weight-complex="bold"/>
    </style:style>
    <style:style style:name="P3" style:family="paragraph" style:parent-style-name="Standard">
      <style:text-properties officeooo:rsid="000a02b9" officeooo:paragraph-rsid="000a02b9"/>
    </style:style>
    <style:style style:name="P4" style:family="paragraph" style:parent-style-name="Standard">
      <style:text-properties fo:color="#d4d4d4" style:font-name="Droid Sans Mono" fo:font-size="10.5pt" fo:font-weight="normal" officeooo:rsid="000a02b9" officeooo:paragraph-rsid="000a02b9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aa213" officeooo:paragraph-rsid="000aa213" fo:background-color="#1e1e1e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officeooo:rsid="000aa213" officeooo:paragraph-rsid="000aa213"/>
    </style:style>
    <style:style style:name="P8" style:family="paragraph" style:parent-style-name="Standard">
      <style:text-properties officeooo:rsid="000b5832" officeooo:paragraph-rsid="000b5832"/>
    </style:style>
    <style:style style:name="P9" style:family="paragraph" style:parent-style-name="Standard">
      <style:text-properties officeooo:rsid="000d3c36" officeooo:paragraph-rsid="000d3c36"/>
    </style:style>
    <style:style style:name="P10" style:family="paragraph" style:parent-style-name="Standard">
      <style:text-properties officeooo:rsid="000efab0" officeooo:paragraph-rsid="000efab0"/>
    </style:style>
    <style:style style:name="P11" style:family="paragraph" style:parent-style-name="Standard">
      <style:text-properties fo:color="#6a9955" style:font-name="Droid Sans Mono" fo:font-size="10.5pt" fo:font-weight="normal" officeooo:rsid="000efab0" officeooo:paragraph-rsid="000efab0" fo:background-color="#1e1e1e"/>
    </style:style>
    <style:style style:name="P12" style:family="paragraph" style:parent-style-name="Standard">
      <style:text-properties officeooo:rsid="000fb517" officeooo:paragraph-rsid="000fb517"/>
    </style:style>
    <style:style style:name="P13" style:family="paragraph" style:parent-style-name="Standard">
      <style:text-properties officeooo:rsid="000fee8d" officeooo:paragraph-rsid="000fee8d"/>
    </style:style>
    <style:style style:name="P14" style:family="paragraph" style:parent-style-name="Standard">
      <style:text-properties officeooo:rsid="001188e8" officeooo:paragraph-rsid="001188e8"/>
    </style:style>
    <style:style style:name="T1" style:family="text">
      <style:text-properties fo:color="#9cdcfe"/>
    </style:style>
    <style:style style:name="T2" style:family="text">
      <style:text-properties fo:color="#b5cea8"/>
    </style:style>
    <style:style style:name="T3" style:family="text">
      <style:text-properties officeooo:rsid="000c9369"/>
    </style:style>
    <style:style style:name="T4" style:family="text">
      <style:text-properties officeooo:rsid="000efa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S</text:p>
      <text:p text:style-name="P1"/>
      <text:p text:style-name="P1">display: grid</text:p>
      <text:p text:style-name="P1"/>
      <text:p text:style-name="P1">Grid template</text:p>
      <text:p text:style-name="P1"/>
      <text:p text:style-name="P3">Chrome has a cool feature that shows the grid with dashed borders when you select it</text:p>
      <text:p text:style-name="P3"/>
      <text:p text:style-name="P3"/>
      <text:p text:style-name="P4"><text:span text:style-name="T1">grid-template-rows</text:span>: <text:span text:style-name="T2">25%</text:span>;</text:p>
      <text:p text:style-name="P4"/>
      <text:p text:style-name="P5">1fr: fr stands for fraction</text:p>
      <text:p text:style-name="P3"/>
      <text:p text:style-name="P7">fraction will stretch it out and will keep an equal measure</text:p>
      <text:p text:style-name="P7"/>
      <text:p text:style-name="P7">fraction is super responsive – it’s a fraction of my view</text:p>
      <text:p text:style-name="P7"/>
      <text:p text:style-name="P8">grid is not used because it’s not supported through all the platforms <text:span text:style-name="T3">(unlike Flex)</text:span></text:p>
      <text:p text:style-name="P8"/>
      <text:p text:style-name="P9">POSITIONS</text:p>
      <text:p text:style-name="P9">do not use for whole page layout</text:p>
      <text:p text:style-name="P9"/>
      <text:p text:style-name="P9"/>
      <text:p text:style-name="P9">- - <text:span text:style-name="T4">for variables in CSS</text:span></text:p>
      <text:p text:style-name="P10">you declare all your variables in the root</text:p>
      <text:p text:style-name="P10"/>
      <text:p text:style-name="P10"/>
      <text:p text:style-name="P11">/* https://bennettfeely.com/clippy/ */</text:p>
      <text:p text:style-name="P6"/>
      <text:p text:style-name="P12">great tool to use clip-path</text:p>
      <text:p text:style-name="P12"/>
      <text:p text:style-name="P13">Never use get method for password: it is not secure because it throws every information on the URL.</text:p>
      <text:p text:style-name="P13"/>
      <text:p text:style-name="P14">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06:22.916432528</meta:creation-date>
    <meta:generator>LibreOffice/6.0.7.3$Linux_X86_64 LibreOffice_project/00m0$Build-3</meta:generator>
    <dc:date>2020-03-25T20:30:16.504037507</dc:date>
    <meta:editing-duration>PT12H34M39S</meta:editing-duration>
    <meta:editing-cycles>10</meta:editing-cycles>
    <meta:document-statistic meta:table-count="0" meta:image-count="0" meta:object-count="0" meta:page-count="1" meta:paragraph-count="17" meta:word-count="112" meta:character-count="638" meta:non-whitespace-character-count="542"/>
  </office:meta>
</office:document-meta>
</file>